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6" style:family="graphic" style:parent-style-name="standard">
      <style:graphic-properties draw:stroke="none" draw:fill="none" fo:min-height="11.394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6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9"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90"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91"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2"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3"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3"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5"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3" style:family="graphic" style:parent-style-name="standard">
      <style:graphic-properties draw:stroke="none" draw:fill="none" fo:min-height="10.373cm"/>
    </style:style>
    <style:style style:name="gr49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00"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0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2" style:family="graphic" style:parent-style-name="standard">
      <style:graphic-properties draw:stroke="none" draw:fill="none" fo:min-height="3.725cm"/>
    </style:style>
    <style:style style:name="gr50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4" style:family="graphic" style:parent-style-name="standard">
      <style:graphic-properties draw:stroke="none" draw:fill="none" fo:min-height="11.041cm"/>
    </style:style>
    <style:style style:name="gr50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7" style:family="graphic" style:parent-style-name="standard">
      <style:graphic-properties draw:stroke="none" svg:stroke-color="#000000" draw:fill="none" draw:fill-color="#ffffff" draw:textarea-horizontal-align="left" draw:auto-grow-height="true" draw:auto-grow-width="true" fo:min-height="0.713cm" fo:min-width="1.288cm"/>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8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2cm"/>
    </style:style>
    <style:style style:name="gr590" style:family="graphic" style:parent-style-name="standard">
      <style:graphic-properties draw:stroke="none" svg:stroke-color="#000000" draw:fill="none" draw:fill-color="#ffffff" draw:textarea-horizontal-align="left" draw:textarea-vertical-align="middle" draw:auto-grow-height="true" draw:auto-grow-width="true" fo:min-height="0.475cm" fo:min-width="0.078cm"/>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cm" fo:padding-top="0.125cm" fo:padding-bottom="0.125cm" fo:padding-left="0.25cm" fo:padding-right="0.25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P60" style:family="paragraph">
      <style:paragraph-properties fo:margin-left="0cm" fo:margin-right="0cm" fo:margin-top="0cm" fo:margin-bottom="0cm" fo:line-height="100%" fo:text-align="end" fo:text-indent="0cm">
        <style:tab-stops/>
      </style:paragraph-properties>
      <style:text-properties fo:font-size="8pt" style:font-size-asian="8pt" style:font-size-complex="8pt"/>
    </style:style>
    <style:style style:name="P61"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62" style:family="paragraph">
      <style:paragraph-properties fo:text-align="justify"/>
    </style:style>
    <style:style style:name="P63"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4" style:family="paragraph">
      <style:paragraph-properties fo:margin-left="0cm" fo:margin-right="0cm" fo:margin-top="0cm" fo:margin-bottom="0cm" fo:line-height="100%" fo:text-align="end" fo:text-indent="0cm">
        <style:tab-stops/>
      </style:paragraph-properties>
      <style:text-properties fo:font-size="14pt" fo:font-weight="bold" style:font-size-asian="14pt" style:font-weight-asian="bold" style:font-size-complex="14pt" style:font-weight-complex="bold"/>
    </style:style>
    <style:style style:name="P65"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3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41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4"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7" draw:text-style-name="P31" draw:layer="layout" svg:width="0.815cm" svg:height="0.882cm" svg:x="18.865cm" svg:y="9.436cm">
          <draw:text-box>
            <text:p text:style-name="P28"><text:span text:style-name="T18">a</text:span></text:p>
          </draw:text-box>
        </draw:frame>
        <draw:frame draw:style-name="gr347" draw:text-style-name="P31" draw:layer="layout" svg:width="0.815cm" svg:height="0.882cm" svg:x="21.237cm" svg:y="9.451cm">
          <draw:text-box>
            <text:p text:style-name="P28"><text:span text:style-name="T18">b</text:span></text:p>
          </draw:text-box>
        </draw:frame>
        <draw:frame draw:style-name="gr348" draw:text-style-name="P31" draw:layer="layout" svg:width="0.786cm" svg:height="0.882cm" svg:x="23.222cm" svg:y="9.471cm">
          <draw:text-box>
            <text:p text:style-name="P28"><text:span text:style-name="T18">c</text:span></text:p>
          </draw:text-box>
        </draw:frame>
        <draw:line draw:style-name="gr349" draw:text-style-name="P3" draw:layer="layout" svg:x1="19.369cm" svg:y1="10.218cm" svg:x2="19.98cm" svg:y2="11.161cm">
          <text:p/>
        </draw:line>
        <draw:line draw:style-name="gr349" draw:text-style-name="P3" draw:layer="layout" svg:x1="21.501cm" svg:y1="10.186cm" svg:x2="20.89cm" svg:y2="11.129cm">
          <text:p/>
        </draw:line>
        <draw:line draw:style-name="gr349" draw:text-style-name="P3" draw:layer="layout" svg:x1="20.458cm" svg:y1="11.924cm" svg:x2="21.069cm" svg:y2="12.867cm">
          <text:p/>
        </draw:line>
        <draw:line draw:style-name="gr349"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9" draw:text-style-name="P3" draw:layer="layout" svg:x1="23.622cm" svg:y1="10.261cm" svg:x2="23.011cm" svg:y2="11.204cm">
          <text:p/>
        </draw:line>
        <draw:line draw:style-name="gr349" draw:text-style-name="P3" draw:layer="layout" svg:x1="21.54cm" svg:y1="13.565cm" svg:x2="21.54cm" svg:y2="14.565cm">
          <text:p/>
        </draw:line>
        <draw:frame draw:style-name="gr350"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7" draw:text-style-name="P31" draw:layer="layout" svg:width="0.815cm" svg:height="0.882cm" svg:x="25.754cm" svg:y="9.406cm">
          <draw:text-box>
            <text:p text:style-name="P28"><text:span text:style-name="T18">a</text:span></text:p>
          </draw:text-box>
        </draw:frame>
        <draw:frame draw:style-name="gr347" draw:text-style-name="P31" draw:layer="layout" svg:width="0.815cm" svg:height="0.882cm" svg:x="28.126cm" svg:y="9.421cm">
          <draw:text-box>
            <text:p text:style-name="P28"><text:span text:style-name="T18">b</text:span></text:p>
          </draw:text-box>
        </draw:frame>
        <draw:frame draw:style-name="gr348" draw:text-style-name="P31" draw:layer="layout" svg:width="0.786cm" svg:height="0.882cm" svg:x="29.041cm" svg:y="9.106cm">
          <draw:text-box>
            <text:p text:style-name="P28"><text:span text:style-name="T18">c</text:span></text:p>
          </draw:text-box>
        </draw:frame>
        <draw:line draw:style-name="gr349" draw:text-style-name="P3" draw:layer="layout" svg:x1="26.258cm" svg:y1="10.188cm" svg:x2="26.869cm" svg:y2="11.131cm">
          <text:p/>
        </draw:line>
        <draw:line draw:style-name="gr349" draw:text-style-name="P3" draw:layer="layout" svg:x1="28.39cm" svg:y1="10.156cm" svg:x2="27.779cm" svg:y2="11.099cm">
          <text:p/>
        </draw:line>
        <draw:line draw:style-name="gr349" draw:text-style-name="P3" draw:layer="layout" svg:x1="27.347cm" svg:y1="11.894cm" svg:x2="27.958cm" svg:y2="12.837cm">
          <text:p/>
        </draw:line>
        <draw:line draw:style-name="gr349"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9" draw:text-style-name="P3" draw:layer="layout" svg:x1="28.429cm" svg:y1="13.535cm" svg:x2="28.429cm" svg:y2="14.535cm">
          <text:p/>
        </draw:line>
        <draw:frame draw:style-name="gr350" draw:text-style-name="P31" draw:layer="layout" svg:width="1.882cm" svg:height="0.882cm" svg:x="27.502cm" svg:y="14.388cm">
          <draw:text-box>
            <text:p text:style-name="P28"><text:span text:style-name="T18">result</text:span></text:p>
          </draw:text-box>
        </draw:frame>
        <draw:line draw:style-name="gr349" draw:text-style-name="P3" draw:layer="layout" svg:x1="29.473cm" svg:y1="9.874cm" svg:x2="29.473cm" svg:y2="10.874cm">
          <text:p/>
        </draw:line>
        <draw:frame draw:style-name="gr351" draw:text-style-name="P40" draw:layer="layout" svg:width="2.242cm" svg:height="0.725cm" svg:x="19.861cm" svg:y="21.156cm">
          <draw:text-box>
            <text:p text:style-name="P39"><text:span text:style-name="T27">result</text:span></text:p>
          </draw:text-box>
        </draw:frame>
        <draw:custom-shape draw:style-name="gr35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3" draw:text-style-name="P27" draw:layer="layout" svg:x1="19.704cm" svg:y1="22.515cm" svg:x2="19.704cm" svg:y2="22.06cm">
          <text:p/>
        </draw:line>
        <draw:line draw:style-name="gr354" draw:text-style-name="P27" draw:layer="layout" svg:x1="19.904cm" svg:y1="21.557cm" svg:x2="20.261cm" svg:y2="21.557cm">
          <text:p/>
        </draw:line>
        <draw:line draw:style-name="gr355" draw:text-style-name="P27" draw:layer="layout" svg:x1="18.909cm" svg:y1="21.2cm" svg:x2="19.473cm" svg:y2="21.2cm">
          <text:p/>
        </draw:line>
        <draw:line draw:style-name="gr356" draw:text-style-name="P27" draw:layer="layout" svg:x1="18.919cm" svg:y1="21.876cm" svg:x2="19.483cm" svg:y2="21.876cm">
          <text:p/>
        </draw:line>
        <draw:frame draw:style-name="gr357" draw:text-style-name="P40" draw:layer="layout" svg:width="1.425cm" svg:height="0.725cm" svg:x="17.62cm" svg:y="21.512cm">
          <draw:text-box>
            <text:p text:style-name="P39"><text:span text:style-name="T27">data</text:span></text:p>
          </draw:text-box>
        </draw:frame>
        <draw:frame draw:style-name="gr358" draw:text-style-name="P40" draw:layer="layout" svg:width="1.539cm" svg:height="0.725cm" svg:x="17.564cm" svg:y="20.813cm">
          <draw:text-box>
            <text:p text:style-name="P39"><text:span text:style-name="T27">False</text:span></text:p>
          </draw:text-box>
        </draw:frame>
        <draw:frame draw:style-name="gr359" draw:text-style-name="P40" draw:layer="layout" svg:width="2.462cm" svg:height="0.725cm" svg:x="18.544cm" svg:y="22.521cm">
          <draw:text-box>
            <text:p text:style-name="P39"><text:span text:style-name="T27">something</text:span></text:p>
          </draw:text-box>
        </draw:frame>
        <draw:line draw:style-name="gr360" draw:text-style-name="P3" draw:layer="layout" svg:x1="5.068cm" svg:y1="12.848cm" svg:x2="6.645cm" svg:y2="13.657cm">
          <text:p/>
        </draw:line>
        <draw:line draw:style-name="gr360"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61" draw:text-style-name="P31" draw:layer="layout" svg:width="2.415cm" svg:height="0.882cm" svg:x="5.807cm" svg:y="17.432cm">
          <draw:text-box>
            <text:p text:style-name="P28"><text:span text:style-name="T18">a : Bool</text:span></text:p>
          </draw:text-box>
        </draw:frame>
        <draw:frame draw:style-name="gr361" draw:text-style-name="P31" draw:layer="layout" svg:width="2.415cm" svg:height="0.882cm" svg:x="8.276cm" svg:y="17.447cm">
          <draw:text-box>
            <text:p text:style-name="P28"><text:span text:style-name="T18">b : Bool</text:span></text:p>
          </draw:text-box>
        </draw:frame>
        <draw:frame draw:style-name="gr362" draw:text-style-name="P31" draw:layer="layout" svg:width="2.386cm" svg:height="0.882cm" svg:x="10.861cm" svg:y="17.467cm">
          <draw:text-box>
            <text:p text:style-name="P28"><text:span text:style-name="T18">c : Bool</text:span></text:p>
          </draw:text-box>
        </draw:frame>
        <draw:line draw:style-name="gr349" draw:text-style-name="P3" draw:layer="layout" svg:x1="7.308cm" svg:y1="18.214cm" svg:x2="7.919cm" svg:y2="19.157cm">
          <text:p/>
        </draw:line>
        <draw:line draw:style-name="gr349" draw:text-style-name="P3" draw:layer="layout" svg:x1="9.44cm" svg:y1="18.182cm" svg:x2="8.829cm" svg:y2="19.125cm">
          <text:p/>
        </draw:line>
        <draw:line draw:style-name="gr349" draw:text-style-name="P3" draw:layer="layout" svg:x1="8.397cm" svg:y1="21.52cm" svg:x2="9.008cm" svg:y2="22.463cm">
          <text:p/>
        </draw:line>
        <draw:line draw:style-name="gr349"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9" draw:text-style-name="P3" draw:layer="layout" svg:x1="11.561cm" svg:y1="18.257cm" svg:x2="10.95cm" svg:y2="19.2cm">
          <text:p/>
        </draw:line>
        <draw:line draw:style-name="gr349" draw:text-style-name="P3" draw:layer="layout" svg:x1="9.479cm" svg:y1="23.161cm" svg:x2="9.479cm" svg:y2="24.161cm">
          <text:p/>
        </draw:line>
        <draw:frame draw:style-name="gr363" draw:text-style-name="P31" draw:layer="layout" svg:width="2.288cm" svg:height="0.882cm" svg:x="8.349cm" svg:y="24.014cm">
          <draw:text-box>
            <text:p text:style-name="P28"><text:span text:style-name="T18">- : Bool</text:span></text:p>
          </draw:text-box>
        </draw:frame>
        <draw:line draw:style-name="gr349" draw:text-style-name="P3" draw:layer="layout" svg:x1="8.374cm" svg:y1="19.888cm" svg:x2="8.374cm" svg:y2="20.888cm">
          <text:p/>
        </draw:line>
        <draw:frame draw:style-name="gr363" draw:text-style-name="P31" draw:layer="layout" svg:width="2.288cm" svg:height="0.882cm" svg:x="7.243cm" svg:y="20.741cm">
          <draw:text-box>
            <text:p text:style-name="P28"><text:span text:style-name="T18">- : Bool</text:span></text:p>
          </draw:text-box>
        </draw:frame>
        <draw:line draw:style-name="gr349" draw:text-style-name="P3" draw:layer="layout" svg:x1="10.574cm" svg:y1="19.869cm" svg:x2="10.574cm" svg:y2="20.869cm">
          <text:p/>
        </draw:line>
        <draw:frame draw:style-name="gr363" draw:text-style-name="P31" draw:layer="layout" svg:width="2.288cm" svg:height="0.882cm" svg:x="9.443cm" svg:y="20.722cm">
          <draw:text-box>
            <text:p text:style-name="P28"><text:span text:style-name="T18">- : Bool</text:span></text:p>
          </draw:text-box>
        </draw:frame>
        <draw:line draw:style-name="gr349" draw:text-style-name="P3" draw:layer="layout" svg:x1="9.479cm" svg:y1="24.842cm" svg:x2="9.479cm" svg:y2="25.842cm">
          <text:p/>
        </draw:line>
        <draw:frame draw:style-name="gr364"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5" draw:text-style-name="P31" draw:layer="layout" svg:width="2.538cm" svg:height="0.882cm" svg:x="22.657cm" svg:y="26.176cm">
          <draw:text-box>
            <text:p text:style-name="P28"><text:span text:style-name="T18">bools(1)</text:span></text:p>
          </draw:text-box>
        </draw:frame>
        <draw:line draw:style-name="gr349" draw:text-style-name="P3" draw:layer="layout" svg:x1="21.342cm" svg:y1="26.943cm" svg:x2="21.953cm" svg:y2="27.886cm">
          <text:p/>
        </draw:line>
        <draw:line draw:style-name="gr349" draw:text-style-name="P3" draw:layer="layout" svg:x1="23.474cm" svg:y1="26.911cm" svg:x2="22.863cm" svg:y2="27.854cm">
          <text:p/>
        </draw:line>
        <draw:line draw:style-name="gr349" draw:text-style-name="P3" draw:layer="layout" svg:x1="22.408cm" svg:y1="28.617cm" svg:x2="22.408cm" svg:y2="29.617cm">
          <text:p/>
        </draw:line>
        <draw:frame draw:style-name="gr363"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5" draw:text-style-name="P31" draw:layer="layout" svg:width="2.538cm" svg:height="0.882cm" svg:x="23.443cm" svg:y="29.521cm">
          <draw:text-box>
            <text:p text:style-name="P28"><text:span text:style-name="T18">bools(2)</text:span></text:p>
          </draw:text-box>
        </draw:frame>
        <draw:line draw:style-name="gr349" draw:text-style-name="P3" draw:layer="layout" svg:x1="22.428cm" svg:y1="30.288cm" svg:x2="23.039cm" svg:y2="31.231cm">
          <text:p/>
        </draw:line>
        <draw:line draw:style-name="gr349" draw:text-style-name="P3" draw:layer="layout" svg:x1="24.56cm" svg:y1="30.256cm" svg:x2="23.949cm" svg:y2="31.199cm">
          <text:p/>
        </draw:line>
        <draw:line draw:style-name="gr349" draw:text-style-name="P3" draw:layer="layout" svg:x1="23.494cm" svg:y1="31.962cm" svg:x2="23.494cm" svg:y2="32.962cm">
          <text:p/>
        </draw:line>
        <draw:frame draw:style-name="gr363" draw:text-style-name="P31" draw:layer="layout" svg:width="2.288cm" svg:height="0.882cm" svg:x="22.389cm" svg:y="32.962cm">
          <draw:text-box>
            <text:p text:style-name="P28"><text:span text:style-name="T18">- : Bool</text:span></text:p>
          </draw:text-box>
        </draw:frame>
        <draw:frame draw:style-name="gr365" draw:text-style-name="P31" draw:layer="layout" svg:width="2.538cm" svg:height="0.882cm" svg:x="19.944cm" svg:y="26.176cm">
          <draw:text-box>
            <text:p text:style-name="P28"><text:span text:style-name="T18">bools(0)</text:span></text:p>
          </draw:text-box>
        </draw:frame>
        <draw:line draw:style-name="gr349" draw:text-style-name="P3" draw:layer="layout" svg:x1="23.52cm" svg:y1="33.844cm" svg:x2="23.52cm" svg:y2="34.844cm">
          <text:p/>
        </draw:line>
        <draw:frame draw:style-name="gr366"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7"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8"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9"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70" draw:text-style-name="P27" draw:layer="layout" svg:x1="29.112cm" svg:y1="19.88cm" svg:x2="29.87cm" svg:y2="19.88cm">
          <text:p/>
        </draw:line>
        <draw:line draw:style-name="gr371" draw:text-style-name="P27" draw:layer="layout" svg:x1="29.392cm" svg:y1="20.045cm" svg:x2="29.573cm" svg:y2="19.684cm">
          <text:p/>
        </draw:line>
        <draw:frame draw:style-name="gr372"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3" draw:text-style-name="P27" draw:layer="layout" svg:x1="29.458cm" svg:y1="23.385cm" svg:x2="30.022cm" svg:y2="23.385cm">
          <text:p/>
        </draw:line>
        <draw:line draw:style-name="gr374" draw:text-style-name="P27" draw:layer="layout" svg:x1="29.468cm" svg:y1="24.061cm" svg:x2="30.032cm" svg:y2="24.061cm">
          <text:p/>
        </draw:line>
        <draw:frame draw:style-name="gr375" draw:text-style-name="P40" draw:layer="layout" svg:width="3.19cm" svg:height="0.725cm" svg:x="26.425cm" svg:y="23.697cm">
          <draw:text-box>
            <text:p text:style-name="P4"><text:span text:style-name="T27">ticksEnable(0)</text:span></text:p>
          </draw:text-box>
        </draw:frame>
        <draw:frame draw:style-name="gr376" draw:text-style-name="P40" draw:layer="layout" svg:width="1.865cm" svg:height="0.725cm" svg:x="27.75cm" svg:y="22.998cm">
          <draw:text-box>
            <text:p text:style-name="P39"><text:span text:style-name="T27">ticks(0)</text:span></text:p>
          </draw:text-box>
        </draw:frame>
        <draw:line draw:style-name="gr377"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8" draw:text-style-name="P27" draw:layer="layout" svg:x1="29.478cm" svg:y1="24.809cm" svg:x2="30.042cm" svg:y2="24.809cm">
          <text:p/>
        </draw:line>
        <draw:line draw:style-name="gr379" draw:text-style-name="P27" draw:layer="layout" svg:x1="29.488cm" svg:y1="25.485cm" svg:x2="30.052cm" svg:y2="25.485cm">
          <text:p/>
        </draw:line>
        <draw:frame draw:style-name="gr380" draw:text-style-name="P40" draw:layer="layout" svg:width="3.19cm" svg:height="0.725cm" svg:x="26.445cm" svg:y="25.121cm">
          <draw:text-box>
            <text:p text:style-name="P4"><text:span text:style-name="T27">ticksEnable(1)</text:span></text:p>
          </draw:text-box>
        </draw:frame>
        <draw:frame draw:style-name="gr381" draw:text-style-name="P40" draw:layer="layout" svg:width="1.865cm" svg:height="0.725cm" svg:x="27.77cm" svg:y="24.422cm">
          <draw:text-box>
            <text:p text:style-name="P39"><text:span text:style-name="T27">ticks(1)</text:span></text:p>
          </draw:text-box>
        </draw:frame>
        <draw:line draw:style-name="gr382"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3" draw:text-style-name="P27" draw:layer="layout" svg:x1="31.702cm" svg:y1="24.714cm" svg:x2="32.266cm" svg:y2="24.714cm">
          <text:p/>
        </draw:line>
        <draw:line draw:style-name="gr384" draw:text-style-name="P27" draw:layer="layout" svg:x1="31.713cm" svg:y1="24.225cm" svg:x2="32.277cm" svg:y2="24.225cm">
          <text:p/>
        </draw:line>
        <draw:line draw:style-name="gr385" draw:text-style-name="P27" draw:layer="layout" svg:x1="31.713cm" svg:y1="24.225cm" svg:x2="31.713cm" svg:y2="23.718cm">
          <text:p/>
        </draw:line>
        <draw:line draw:style-name="gr386" draw:text-style-name="P27" draw:layer="layout" svg:x1="31.702cm" svg:y1="24.714cm" svg:x2="31.719cm" svg:y2="25.148cm">
          <text:p/>
        </draw:line>
        <draw:line draw:style-name="gr387" draw:text-style-name="P27" draw:layer="layout" svg:x1="33.158cm" svg:y1="24.466cm" svg:x2="33.722cm" svg:y2="24.466cm">
          <text:p/>
        </draw:line>
        <draw:frame draw:style-name="gr388"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9"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90"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91"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7" draw:text-style-name="P31" draw:layer="layout" svg:width="0.815cm" svg:height="0.882cm" svg:x="18.734cm" svg:y="2.346cm">
          <draw:text-box>
            <text:p text:style-name="P28"><text:span text:style-name="T18">a</text:span></text:p>
          </draw:text-box>
        </draw:frame>
        <draw:frame draw:style-name="gr347"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2"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0"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2" draw:text-style-name="P3" draw:layer="layout" svg:x1="22.435cm" svg:y1="4.572cm" svg:x2="17.839cm" svg:y2="4.573cm">
          <text:p/>
        </draw:line>
        <draw:line draw:style-name="gr392"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4" draw:text-style-name="P31" draw:layer="layout" svg:width="1.912cm" svg:height="0.882cm" svg:x="1.61cm" svg:y="9.108cm">
          <draw:text-box>
            <text:p text:style-name="P28"><text:span text:style-name="T18">Fetch</text:span></text:p>
          </draw:text-box>
        </draw:frame>
        <draw:frame draw:style-name="gr395"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0"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6"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7" draw:text-style-name="P31" draw:layer="layout" svg:width="1.958cm" svg:height="0.882cm" svg:x="6.302cm" svg:y="4.755cm">
          <draw:text-box>
            <text:p text:style-name="P28"><text:span text:style-name="T4">PCNext</text:span></text:p>
          </draw:text-box>
        </draw:frame>
        <draw:frame draw:style-name="gr398"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9"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00"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1" draw:text-style-name="P27" draw:layer="layout" svg:x1="11.443cm" svg:y1="13.348cm" svg:x2="11.443cm" svg:y2="13.705cm">
          <text:p/>
        </draw:line>
        <draw:line draw:style-name="gr402" draw:text-style-name="P27" draw:layer="layout" svg:x1="11.8cm" svg:y1="12.353cm" svg:x2="11.8cm" svg:y2="12.917cm">
          <text:p/>
        </draw:line>
        <draw:line draw:style-name="gr403" draw:text-style-name="P27" draw:layer="layout" svg:x1="11.127cm" svg:y1="11.032cm" svg:x2="11.124cm" svg:y2="12.927cm">
          <text:p/>
        </draw:line>
        <draw:frame draw:style-name="gr350"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4"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5" draw:text-style-name="P27" draw:layer="layout" svg:x1="14.543cm" svg:y1="13.348cm" svg:x2="14.543cm" svg:y2="13.705cm">
          <text:p/>
        </draw:line>
        <draw:line draw:style-name="gr406" draw:text-style-name="P27" draw:layer="layout" svg:x1="14.9cm" svg:y1="12.353cm" svg:x2="14.9cm" svg:y2="12.917cm">
          <text:p/>
        </draw:line>
        <draw:frame draw:style-name="gr350" draw:text-style-name="P29" draw:layer="layout" svg:width="1.882cm" svg:height="0.882cm" svg:x="11.958cm" svg:y="12.823cm">
          <draw:text-box>
            <text:p text:style-name="P28"><text:span text:style-name="T4">SRC2</text:span></text:p>
          </draw:text-box>
        </draw:frame>
        <draw:frame draw:style-name="gr350" draw:text-style-name="P29" draw:layer="layout" svg:width="1.882cm" svg:height="0.882cm" svg:x="11.124cm" svg:y="11.62cm">
          <draw:text-box>
            <text:p text:style-name="P28"><text:span text:style-name="T4">bypass</text:span></text:p>
          </draw:text-box>
        </draw:frame>
        <draw:frame draw:style-name="gr350" draw:text-style-name="P29" draw:layer="layout" svg:width="1.882cm" svg:height="0.882cm" svg:x="14.098cm" svg:y="11.551cm">
          <draw:text-box>
            <text:p text:style-name="P28"><text:span text:style-name="T4">bypass</text:span></text:p>
          </draw:text-box>
        </draw:frame>
        <draw:line draw:style-name="gr407" draw:text-style-name="P27" draw:layer="layout" svg:x1="14.21cm" svg:y1="11.551cm" svg:x2="14.21cm" svg:y2="12.927cm">
          <text:p/>
        </draw:line>
        <draw:line draw:style-name="gr408" draw:text-style-name="P27" draw:layer="layout" svg:x1="14.21cm" svg:y1="11.551cm" svg:x2="11.38cm" svg:y2="11.62cm">
          <text:p/>
        </draw:line>
        <draw:line draw:style-name="gr15" draw:text-style-name="P3" draw:layer="layout" svg:x1="16.843cm" svg:y1="18.134cm" svg:x2="5.143cm" svg:y2="18.134cm">
          <text:p/>
        </draw:line>
        <draw:frame draw:style-name="gr409"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0" draw:text-style-name="P27" draw:layer="layout" svg:x1="11.443cm" svg:y1="14.705cm" svg:x2="12.176cm" svg:y2="15.582cm">
          <text:p/>
        </draw:line>
        <draw:line draw:style-name="gr411"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0"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1.206cm" svg:y="19.488cm">
          <draw:text-box>
            <text:p text:style-name="P28"><text:span text:style-name="T18">Execute1</text:span></text:p>
          </draw:text-box>
        </draw:frame>
        <draw:frame draw:style-name="gr412"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3"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12.516cm" svg:y1="25.629cm" svg:x2="12.516cm" svg:y2="25.986cm">
          <text:p/>
        </draw:line>
        <draw:line draw:style-name="gr415" draw:text-style-name="P27" draw:layer="layout" svg:x1="12.873cm" svg:y1="22.469cm" svg:x2="12.873cm" svg:y2="25.198cm">
          <text:p/>
        </draw:line>
        <draw:line draw:style-name="gr416" draw:text-style-name="P27" draw:layer="layout" svg:x1="12.136cm" svg:y1="24.644cm" svg:x2="12.136cm" svg:y2="25.208cm">
          <text:p/>
        </draw:line>
        <draw:line draw:style-name="gr417" draw:text-style-name="P27" draw:layer="layout" svg:x1="18.158cm" svg:y1="26.031cm" svg:x2="12.516cm" svg:y2="25.987cm">
          <text:p/>
        </draw:line>
        <draw:line draw:style-name="gr418" draw:text-style-name="P27" draw:layer="layout" svg:x1="18.158cm" svg:y1="25.987cm" svg:x2="18.158cm" svg:y2="10.281cm">
          <text:p/>
        </draw:line>
        <draw:line draw:style-name="gr419" draw:text-style-name="P27" draw:layer="layout" svg:x1="11.565cm" svg:y1="10.311cm" svg:x2="18.158cm" svg:y2="10.281cm">
          <text:p/>
        </draw:line>
        <draw:frame draw:style-name="gr350" draw:text-style-name="P29" draw:layer="layout" svg:width="1.882cm" svg:height="0.882cm" svg:x="11.124cm" svg:y="9.52cm">
          <draw:text-box>
            <text:p text:style-name="P28"><text:span text:style-name="T4">W</text:span></text:p>
          </draw:text-box>
        </draw:frame>
        <draw:frame draw:style-name="gr350"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20" draw:text-style-name="P27" draw:layer="layout" svg:x1="11.38cm" svg:y1="11.032cm" svg:x2="11.38cm" svg:y2="11.621cm">
          <text:p/>
        </draw:line>
        <draw:line draw:style-name="gr421" draw:text-style-name="P27" draw:layer="layout" svg:x1="16.191cm" svg:y1="20.176cm" svg:x2="17.791cm" svg:y2="20.146cm">
          <text:p/>
        </draw:line>
        <draw:line draw:style-name="gr422" draw:text-style-name="P27" draw:layer="layout" svg:x1="17.769cm" svg:y1="3.568cm" svg:x2="17.791cm" svg:y2="20.146cm">
          <text:p/>
        </draw:line>
        <draw:line draw:style-name="gr423" draw:text-style-name="P27" draw:layer="layout" svg:x1="17.769cm" svg:y1="3.568cm" svg:x2="8.357cm" svg:y2="3.659cm">
          <text:p/>
        </draw:line>
        <draw:frame draw:style-name="gr350"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4" draw:text-style-name="P31" draw:layer="layout" svg:width="1.912cm" svg:height="0.882cm" svg:x="-6.414cm" svg:y="29.369cm">
          <draw:text-box>
            <text:p text:style-name="P28"><text:span text:style-name="T18">Fetch</text:span></text:p>
          </draw:text-box>
        </draw:frame>
        <draw:frame draw:style-name="gr396" draw:text-style-name="P31" draw:layer="layout" svg:width="2.445cm" svg:height="0.882cm" svg:x="-3.11cm" svg:y="29.404cm">
          <draw:text-box>
            <text:p text:style-name="P28"><text:span text:style-name="T18">Decode</text:span></text:p>
          </draw:text-box>
        </draw:frame>
        <draw:frame draw:style-name="gr409" draw:text-style-name="P31" draw:layer="layout" svg:width="2.852cm" svg:height="0.882cm" svg:x="0.79cm" svg:y="29.404cm">
          <draw:text-box>
            <text:p text:style-name="P28"><text:span text:style-name="T18">Execute</text:span></text:p>
          </draw:text-box>
        </draw:frame>
        <draw:frame draw:style-name="gr409" draw:text-style-name="P31" draw:layer="layout" svg:width="2.852cm" svg:height="0.882cm" svg:x="4.801cm" svg:y="29.389cm">
          <draw:text-box>
            <text:p text:style-name="P28"><text:span text:style-name="T18">Memory</text:span></text:p>
          </draw:text-box>
        </draw:frame>
        <draw:frame draw:style-name="gr412"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4" draw:text-style-name="P31" draw:layer="layout" svg:width="1.912cm" svg:height="0.882cm" svg:x="22.89cm" svg:y="9.719cm">
          <draw:text-box>
            <text:p text:style-name="P28"><text:span text:style-name="T18">Fetch</text:span></text:p>
          </draw:text-box>
        </draw:frame>
        <draw:frame draw:style-name="gr395"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6"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8"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4" draw:text-style-name="P27" draw:layer="layout" svg:x1="32.723cm" svg:y1="13.959cm" svg:x2="32.723cm" svg:y2="14.316cm">
          <text:p/>
        </draw:line>
        <draw:frame draw:style-name="gr350"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5" draw:text-style-name="P27" draw:layer="layout" svg:x1="35.823cm" svg:y1="13.959cm" svg:x2="35.823cm" svg:y2="14.316cm">
          <text:p/>
        </draw:line>
        <draw:frame draw:style-name="gr350"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9"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6" draw:text-style-name="P27" draw:layer="layout" svg:x1="32.723cm" svg:y1="15.316cm" svg:x2="33.456cm" svg:y2="16.193cm">
          <text:p/>
        </draw:line>
        <draw:line draw:style-name="gr427"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0"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22.486cm" svg:y="20.099cm">
          <draw:text-box>
            <text:p text:style-name="P28"><text:span text:style-name="T18">Execute1</text:span></text:p>
          </draw:text-box>
        </draw:frame>
        <draw:frame draw:style-name="gr412"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8" draw:text-style-name="P27" draw:layer="layout" svg:x1="34.153cm" svg:y1="23.08cm" svg:x2="34.153cm" svg:y2="25.809cm">
          <text:p/>
        </draw:line>
        <draw:line draw:style-name="gr429" draw:text-style-name="P27" draw:layer="layout" svg:x1="39.438cm" svg:y1="26.598cm" svg:x2="39.438cm" svg:y2="10.892cm">
          <text:p/>
        </draw:line>
        <draw:line draw:style-name="gr430"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7.216cm" svg:y="31.337cm">
          <draw:text-box>
            <text:p text:style-name="P28"><text:span text:style-name="T4">PC</text:span></text:p>
          </draw:text-box>
        </draw:frame>
        <draw:frame draw:style-name="gr394" draw:text-style-name="P31" draw:layer="layout" svg:width="1.912cm" svg:height="0.882cm" svg:x="-6.414cm" svg:y="35.141cm">
          <draw:text-box>
            <text:p text:style-name="P28"><text:span text:style-name="T18">Fetch</text:span></text:p>
          </draw:text-box>
        </draw:frame>
        <draw:frame draw:style-name="gr396" draw:text-style-name="P31" draw:layer="layout" svg:width="2.445cm" svg:height="0.882cm" svg:x="-3.11cm" svg:y="35.176cm">
          <draw:text-box>
            <text:p text:style-name="P28"><text:span text:style-name="T18">Decode</text:span></text:p>
          </draw:text-box>
        </draw:frame>
        <draw:frame draw:style-name="gr409" draw:text-style-name="P31" draw:layer="layout" svg:width="2.852cm" svg:height="0.882cm" svg:x="0.79cm" svg:y="35.176cm">
          <draw:text-box>
            <text:p text:style-name="P28"><text:span text:style-name="T18">Execute</text:span></text:p>
          </draw:text-box>
        </draw:frame>
        <draw:frame draw:style-name="gr409" draw:text-style-name="P31" draw:layer="layout" svg:width="2.852cm" svg:height="0.882cm" svg:x="4.801cm" svg:y="35.161cm">
          <draw:text-box>
            <text:p text:style-name="P28"><text:span text:style-name="T18">Memory</text:span></text:p>
          </draw:text-box>
        </draw:frame>
        <draw:frame draw:style-name="gr412"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4"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4" draw:text-style-name="P29" draw:layer="layout" svg:width="1.912cm" svg:height="0.882cm" svg:x="8.698cm" svg:y="31.237cm">
          <draw:text-box>
            <text:p text:style-name="P28"><text:span text:style-name="T4">Y</text:span></text:p>
          </draw:text-box>
        </draw:frame>
        <draw:frame draw:style-name="gr394" draw:text-style-name="P31" draw:layer="layout" svg:width="1.912cm" svg:height="0.882cm" svg:x="-6.44cm" svg:y="43.099cm">
          <draw:text-box>
            <text:p text:style-name="P28"><text:span text:style-name="T18">Fetch</text:span></text:p>
          </draw:text-box>
        </draw:frame>
        <draw:frame draw:style-name="gr396" draw:text-style-name="P31" draw:layer="layout" svg:width="2.445cm" svg:height="0.882cm" svg:x="-3.136cm" svg:y="43.134cm">
          <draw:text-box>
            <text:p text:style-name="P28"><text:span text:style-name="T18">Decode</text:span></text:p>
          </draw:text-box>
        </draw:frame>
        <draw:frame draw:style-name="gr409" draw:text-style-name="P31" draw:layer="layout" svg:width="2.852cm" svg:height="0.882cm" svg:x="0.764cm" svg:y="43.134cm">
          <draw:text-box>
            <text:p text:style-name="P28"><text:span text:style-name="T18">Execute</text:span></text:p>
          </draw:text-box>
        </draw:frame>
        <draw:frame draw:style-name="gr409" draw:text-style-name="P31" draw:layer="layout" svg:width="2.852cm" svg:height="0.882cm" svg:x="4.775cm" svg:y="43.119cm">
          <draw:text-box>
            <text:p text:style-name="P28"><text:span text:style-name="T18">Memory</text:span></text:p>
          </draw:text-box>
        </draw:frame>
        <draw:frame draw:style-name="gr412"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31" draw:text-style-name="P3" draw:layer="layout" svg:x1="-5.31cm" svg:y1="46.436cm" svg:x2="-5.31cm" svg:y2="47.096cm">
          <text:p/>
        </draw:line>
        <draw:line draw:style-name="gr81" draw:text-style-name="P3" draw:layer="layout" svg:x1="2.337cm" svg:y1="47.437cm" svg:x2="-5.799cm" svg:y2="47.456cm">
          <text:p/>
        </draw:line>
        <draw:line draw:style-name="gr431" draw:text-style-name="P3" draw:layer="layout" svg:x1="-5.799cm" svg:y1="46.356cm" svg:x2="-5.799cm" svg:y2="47.456cm">
          <text:p/>
        </draw:line>
        <draw:line draw:style-name="gr81" draw:text-style-name="P3" draw:layer="layout" svg:x1="10.19cm" svg:y1="47.786cm" svg:x2="-6.31cm" svg:y2="47.786cm">
          <text:p/>
        </draw:line>
        <draw:line draw:style-name="gr431"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2" draw:text-style-name="P29" draw:layer="layout" svg:width="3.131cm" svg:height="0.882cm" svg:x="7.201cm" svg:y="47.014cm">
          <draw:text-box>
            <text:p text:style-name="P28"><text:span text:style-name="T4">Wanna jump !</text:span></text:p>
          </draw:text-box>
        </draw:frame>
        <draw:frame draw:style-name="gr432" draw:text-style-name="P29" draw:layer="layout" svg:width="3.131cm" svg:height="0.882cm" svg:x="-0.694cm" svg:y="46.684cm">
          <draw:text-box>
            <text:p text:style-name="P28"><text:span text:style-name="T4">Wanna jump !</text:span></text:p>
          </draw:text-box>
        </draw:frame>
        <draw:frame draw:style-name="gr432" draw:text-style-name="P29" draw:layer="layout" svg:width="3.131cm" svg:height="0.882cm" svg:x="-4.767cm" svg:y="46.4cm">
          <draw:text-box>
            <text:p text:style-name="P28"><text:span text:style-name="T4">Wanna jump !</text:span></text:p>
          </draw:text-box>
        </draw:frame>
        <draw:frame draw:style-name="gr394" draw:text-style-name="P31" draw:layer="layout" svg:width="1.912cm" svg:height="0.882cm" svg:x="-7.436cm" svg:y="52.238cm">
          <draw:text-box>
            <text:p text:style-name="P28"><text:span text:style-name="T18">Fetch</text:span></text:p>
          </draw:text-box>
        </draw:frame>
        <draw:frame draw:style-name="gr396" draw:text-style-name="P31" draw:layer="layout" svg:width="2.445cm" svg:height="0.882cm" svg:x="-4.132cm" svg:y="52.273cm">
          <draw:text-box>
            <text:p text:style-name="P28"><text:span text:style-name="T18">Decode</text:span></text:p>
          </draw:text-box>
        </draw:frame>
        <draw:frame draw:style-name="gr409" draw:text-style-name="P31" draw:layer="layout" svg:width="2.852cm" svg:height="0.882cm" svg:x="-0.232cm" svg:y="52.273cm">
          <draw:text-box>
            <text:p text:style-name="P28"><text:span text:style-name="T18">Execute</text:span></text:p>
          </draw:text-box>
        </draw:frame>
        <draw:frame draw:style-name="gr409" draw:text-style-name="P31" draw:layer="layout" svg:width="2.852cm" svg:height="0.882cm" svg:x="3.779cm" svg:y="52.258cm">
          <draw:text-box>
            <text:p text:style-name="P28"><text:span text:style-name="T18">Memory</text:span></text:p>
          </draw:text-box>
        </draw:frame>
        <draw:frame draw:style-name="gr412"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3" draw:text-style-name="P3" draw:layer="layout" svg:x1="-2.81cm" svg:y1="58.536cm" svg:x2="-2.81cm" svg:y2="56.436cm">
          <text:p/>
        </draw:line>
        <draw:frame draw:style-name="gr434"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5" draw:text-style-name="P3" draw:layer="layout" svg:x1="-2.809cm" svg:y1="58.536cm" svg:x2="8.44cm" svg:y2="58.536cm">
          <text:p/>
        </draw:line>
        <draw:line draw:style-name="gr435" draw:text-style-name="P3" draw:layer="layout" svg:x1="-0.114cm" svg:y1="58.536cm" svg:x2="-0.155cm" svg:y2="55.023cm">
          <text:p/>
        </draw:line>
        <draw:line draw:style-name="gr435" draw:text-style-name="P3" draw:layer="layout" svg:x1="1.406cm" svg:y1="58.536cm" svg:x2="1.406cm" svg:y2="57.436cm">
          <text:p/>
        </draw:line>
        <draw:line draw:style-name="gr435" draw:text-style-name="P3" draw:layer="layout" svg:x1="6.038cm" svg:y1="58.536cm" svg:x2="6.038cm" svg:y2="57.828cm">
          <text:p/>
        </draw:line>
        <draw:line draw:style-name="gr435" draw:text-style-name="P3" draw:layer="layout" svg:x1="8.44cm" svg:y1="58.467cm" svg:x2="8.44cm" svg:y2="54.536cm">
          <text:p/>
        </draw:line>
        <draw:frame draw:style-name="gr434" draw:text-style-name="P29" draw:layer="layout" svg:width="5.053cm" svg:height="0.882cm" svg:x="-2.115cm" svg:y="59.212cm">
          <draw:text-box>
            <text:p text:style-name="P28"><text:span text:style-name="T4">New instruction for you !</text:span></text:p>
          </draw:text-box>
        </draw:frame>
        <draw:frame draw:style-name="gr434" draw:text-style-name="P29" draw:layer="layout" svg:width="5.053cm" svg:height="0.882cm" svg:x="1.494cm" svg:y="59.794cm">
          <draw:text-box>
            <text:p text:style-name="P28"><text:span text:style-name="T4">New instruction for you !</text:span></text:p>
          </draw:text-box>
        </draw:frame>
        <draw:frame draw:style-name="gr434" draw:text-style-name="P29" draw:layer="layout" svg:width="5.053cm" svg:height="0.882cm" svg:x="-3.559cm" svg:y="59.794cm">
          <draw:text-box>
            <text:p text:style-name="P28"><text:span text:style-name="T4">New instruction for you !</text:span></text:p>
          </draw:text-box>
        </draw:frame>
        <draw:frame draw:style-name="gr434" draw:text-style-name="P29" draw:layer="layout" svg:width="5.053cm" svg:height="0.882cm" svg:x="-3.558cm" svg:y="58.712cm">
          <draw:text-box>
            <text:p text:style-name="P28"><text:span text:style-name="T4">New instruction for you !</text:span></text:p>
          </draw:text-box>
        </draw:frame>
        <draw:frame draw:style-name="gr396" draw:text-style-name="P31" draw:layer="layout" svg:width="2.445cm" svg:height="0.882cm" svg:x="21.715cm" svg:y="31.417cm">
          <draw:text-box>
            <text:p text:style-name="P28"><text:span text:style-name="T18">Decode</text:span></text:p>
          </draw:text-box>
        </draw:frame>
        <draw:frame draw:style-name="gr409" draw:text-style-name="P31" draw:layer="layout" svg:width="2.852cm" svg:height="0.882cm" svg:x="25.615cm" svg:y="31.417cm">
          <draw:text-box>
            <text:p text:style-name="P28"><text:span text:style-name="T18">Execute</text:span></text:p>
          </draw:text-box>
        </draw:frame>
        <draw:frame draw:style-name="gr409" draw:text-style-name="P31" draw:layer="layout" svg:width="2.852cm" svg:height="0.882cm" svg:x="29.626cm" svg:y="31.402cm">
          <draw:text-box>
            <text:p text:style-name="P28"><text:span text:style-name="T18">Memory</text:span></text:p>
          </draw:text-box>
        </draw:frame>
        <draw:frame draw:style-name="gr412"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2"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6"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6" draw:text-style-name="P31" draw:layer="layout" svg:width="2.445cm" svg:height="0.882cm" svg:x="21.716cm" svg:y="38.538cm">
          <draw:text-box>
            <text:p text:style-name="P28"><text:span text:style-name="T18">Decode</text:span></text:p>
          </draw:text-box>
        </draw:frame>
        <draw:frame draw:style-name="gr409" draw:text-style-name="P31" draw:layer="layout" svg:width="2.852cm" svg:height="0.882cm" svg:x="25.616cm" svg:y="38.538cm">
          <draw:text-box>
            <text:p text:style-name="P28"><text:span text:style-name="T18">Execute</text:span></text:p>
          </draw:text-box>
        </draw:frame>
        <draw:frame draw:style-name="gr409" draw:text-style-name="P31" draw:layer="layout" svg:width="2.852cm" svg:height="0.882cm" svg:x="29.627cm" svg:y="38.523cm">
          <draw:text-box>
            <text:p text:style-name="P28"><text:span text:style-name="T18">Memory</text:span></text:p>
          </draw:text-box>
        </draw:frame>
        <draw:frame draw:style-name="gr412"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2"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7"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8"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9"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40" draw:text-style-name="P27" draw:layer="layout" svg:width="1cm" svg:height="1.747cm" svg:x="20.486cm" svg:y="10.05cm">
              <text:p/>
            </draw:rect>
            <draw:custom-shape draw:style-name="gr441"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2" draw:text-style-name="P40" draw:layer="layout" svg:width="0.807cm" svg:height="0.758cm" svg:x="20.329cm" svg:y="10.055cm">
            <draw:text-box>
              <text:p text:style-name="P39"><text:span text:style-name="T27">D</text:span></text:p>
            </draw:text-box>
          </draw:frame>
          <draw:frame draw:style-name="gr443" draw:text-style-name="P40" draw:layer="layout" svg:width="0.832cm" svg:height="0.758cm" svg:x="20.83cm" svg:y="10.056cm">
            <draw:text-box>
              <text:p text:style-name="P39"><text:span text:style-name="T27">Q</text:span></text:p>
            </draw:text-box>
          </draw:frame>
        </draw:g>
        <draw:frame draw:style-name="gr444" draw:text-style-name="P40" draw:layer="layout" svg:width="2.64cm" svg:height="0.758cm" svg:x="19.684cm" svg:y="9.308cm">
          <draw:text-box>
            <text:p text:style-name="P39"><text:span text:style-name="T27">myRegister</text:span></text:p>
          </draw:text-box>
        </draw:frame>
        <draw:frame draw:style-name="gr445" draw:text-style-name="P40" draw:layer="layout" svg:width="1.281cm" svg:height="0.758cm" svg:x="19.205cm" svg:y="11.055cm">
          <draw:text-box>
            <text:p text:style-name="P39"><text:span text:style-name="T27">clk</text:span></text:p>
          </draw:text-box>
        </draw:frame>
        <draw:line draw:style-name="gr446" draw:text-style-name="P27" draw:layer="layout" svg:x1="20.205cm" svg:y1="11.418cm" svg:x2="20.486cm" svg:y2="11.418cm">
          <text:p/>
        </draw:line>
        <draw:frame draw:style-name="gr447" draw:text-style-name="P40" draw:layer="layout" svg:width="2.242cm" svg:height="0.758cm" svg:x="20.938cm" svg:y="6.429cm">
          <draw:text-box>
            <text:p text:style-name="P39"><text:span text:style-name="T27">mySignal</text:span></text:p>
          </draw:text-box>
        </draw:frame>
        <draw:connector draw:style-name="gr448" draw:text-style-name="P27" draw:layer="layout" svg:x1="19.581cm" svg:y1="9.604cm" svg:x2="20.486cm" svg:y2="10.425cm" draw:start-shape="id173" draw:start-glue-point="2" svg:d="M19581 9604v681h905v140">
          <text:p/>
        </draw:connector>
        <draw:path draw:style-name="gr449"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50" draw:text-style-name="P27" draw:layer="layout" svg:x1="22.244cm" svg:y1="10.469cm" svg:x2="22.244cm" svg:y2="9.22cm" svg:d="M22244 10469v-1249">
          <text:p/>
        </draw:connector>
        <draw:line draw:style-name="gr451" draw:text-style-name="P27" draw:layer="layout" svg:x1="21.486cm" svg:y1="10.469cm" svg:x2="22.244cm" svg:y2="10.469cm">
          <text:p/>
        </draw:line>
        <draw:connector draw:style-name="gr452" draw:text-style-name="P27" draw:layer="layout" svg:x1="18.739cm" svg:y1="9.228cm" svg:x2="19.206cm" svg:y2="9.231cm" svg:d="M18739 9228h234v3h233">
          <text:p/>
        </draw:connector>
        <draw:frame draw:style-name="gr453" draw:text-style-name="P40" draw:layer="layout" svg:width="1.281cm" svg:height="0.758cm" svg:x="17.885cm" svg:y="8.837cm">
          <draw:text-box>
            <text:p text:style-name="P39"><text:span text:style-name="T27">1</text:span></text:p>
          </draw:text-box>
        </draw:frame>
        <draw:frame draw:style-name="gr454" draw:text-style-name="P40" draw:layer="layout" svg:width="4.617cm" svg:height="0.758cm" svg:x="18.603cm" svg:y="12.595cm">
          <draw:text-box>
            <text:p text:style-name="P39"><text:span text:style-name="T27">myRegisterWithReset</text:span></text:p>
          </draw:text-box>
        </draw:frame>
        <draw:path draw:style-name="gr455"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6" draw:text-style-name="P27" draw:layer="layout" svg:x1="21.393cm" svg:y1="13.698cm" svg:x2="23.22cm" svg:y2="13.698cm">
          <text:p/>
        </draw:line>
        <draw:connector draw:style-name="gr457" draw:text-style-name="P27" draw:layer="layout" svg:x1="17.745cm" svg:y1="12.54cm" svg:x2="18.212cm" svg:y2="12.543cm" svg:d="M17745 12540h234v3h233">
          <text:p/>
        </draw:connector>
        <draw:frame draw:style-name="gr458" draw:text-style-name="P40" draw:layer="layout" svg:width="1.281cm" svg:height="0.758cm" svg:x="16.891cm" svg:y="12.149cm">
          <draw:text-box>
            <text:p text:style-name="P39"><text:span text:style-name="T27">1</text:span></text:p>
          </draw:text-box>
        </draw:frame>
        <draw:line draw:style-name="gr459" draw:text-style-name="P27" draw:layer="layout" svg:x1="22.04cm" svg:y1="13.898cm" svg:x2="22.221cm" svg:y2="13.537cm">
          <text:p/>
        </draw:line>
        <draw:frame draw:style-name="gr460" draw:text-style-name="P40" draw:layer="layout" svg:width="1.281cm" svg:height="0.758cm" svg:x="21.45cm" svg:y="13.796cm">
          <draw:text-box>
            <text:p text:style-name="P39"><text:span text:style-name="T27">4</text:span></text:p>
          </draw:text-box>
        </draw:frame>
        <draw:line draw:style-name="gr461" draw:text-style-name="P27" draw:layer="layout" svg:x1="21.826cm" svg:y1="10.634cm" svg:x2="22.007cm" svg:y2="10.273cm">
          <text:p/>
        </draw:line>
        <draw:frame draw:style-name="gr462" draw:text-style-name="P40" draw:layer="layout" svg:width="1.281cm" svg:height="0.758cm" svg:x="21.236cm" svg:y="10.532cm">
          <draw:text-box>
            <text:p text:style-name="P39"><text:span text:style-name="T27">4</text:span></text:p>
          </draw:text-box>
        </draw:frame>
        <draw:frame draw:style-name="gr463" draw:text-style-name="P40" draw:layer="layout" svg:width="0.786cm" svg:height="0.758cm" svg:x="20.32cm" svg:y="10.559cm">
          <draw:text-box>
            <text:p text:style-name="P39"><text:span text:style-name="T27">E</text:span></text:p>
          </draw:text-box>
        </draw:frame>
        <draw:frame draw:style-name="gr464" draw:text-style-name="P40" draw:layer="layout" svg:width="1.425cm" svg:height="0.758cm" svg:x="18.924cm" svg:y="10.559cm">
          <draw:text-box>
            <text:p text:style-name="P39"><text:span text:style-name="T27">cond</text:span></text:p>
          </draw:text-box>
        </draw:frame>
        <draw:line draw:style-name="gr465" draw:text-style-name="P27" draw:layer="layout" svg:x1="20.196cm" svg:y1="10.922cm" svg:x2="20.477cm" svg:y2="10.922cm">
          <text:p/>
        </draw:line>
        <draw:line draw:style-name="gr466" draw:text-style-name="P27" draw:layer="layout" svg:x1="23.22cm" svg:y1="12.561cm" svg:x2="23.221cm" svg:y2="13.698cm">
          <text:p/>
        </draw:line>
        <draw:line draw:style-name="gr467" draw:text-style-name="P27" draw:layer="layout" svg:x1="23.22cm" svg:y1="12.561cm" svg:x2="18.922cm" svg:y2="12.561cm">
          <text:p/>
        </draw:line>
        <draw:g>
          <draw:g>
            <draw:rect draw:style-name="gr468" draw:text-style-name="P27" draw:layer="layout" svg:width="1cm" svg:height="1.989cm" svg:x="20.363cm" svg:y="13.397cm">
              <text:p/>
            </draw:rect>
            <draw:custom-shape draw:style-name="gr469"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70" draw:text-style-name="P40" draw:layer="layout" svg:width="0.919cm" svg:height="0.825cm" svg:x="20.206cm" svg:y="13.369cm">
            <draw:text-box>
              <text:p text:style-name="P39"><text:span text:style-name="T27">D</text:span></text:p>
            </draw:text-box>
          </draw:frame>
          <draw:frame draw:style-name="gr471" draw:text-style-name="P40" draw:layer="layout" svg:width="0.947cm" svg:height="0.826cm" svg:x="20.707cm" svg:y="13.37cm">
            <draw:text-box>
              <text:p text:style-name="P39"><text:span text:style-name="T27">Q</text:span></text:p>
            </draw:text-box>
          </draw:frame>
        </draw:g>
        <draw:frame draw:style-name="gr472" draw:text-style-name="P40" draw:layer="layout" svg:width="1.281cm" svg:height="0.758cm" svg:x="19.082cm" svg:y="14.402cm">
          <draw:text-box>
            <text:p text:style-name="P39"><text:span text:style-name="T27">clk</text:span></text:p>
          </draw:text-box>
        </draw:frame>
        <draw:line draw:style-name="gr473" draw:text-style-name="P27" draw:layer="layout" svg:x1="20.082cm" svg:y1="14.765cm" svg:x2="20.363cm" svg:y2="14.765cm">
          <text:p/>
        </draw:line>
        <draw:frame draw:style-name="gr474" draw:text-style-name="P40" draw:layer="layout" svg:width="0.786cm" svg:height="0.758cm" svg:x="20.197cm" svg:y="13.906cm">
          <draw:text-box>
            <text:p text:style-name="P39"><text:span text:style-name="T27">E</text:span></text:p>
          </draw:text-box>
        </draw:frame>
        <draw:frame draw:style-name="gr475" draw:text-style-name="P40" draw:layer="layout" svg:width="1.425cm" svg:height="0.758cm" svg:x="18.801cm" svg:y="13.906cm">
          <draw:text-box>
            <text:p text:style-name="P39"><text:span text:style-name="T27">cond</text:span></text:p>
          </draw:text-box>
        </draw:frame>
        <draw:line draw:style-name="gr476" draw:text-style-name="P27" draw:layer="layout" svg:x1="20.073cm" svg:y1="14.269cm" svg:x2="20.354cm" svg:y2="14.269cm">
          <text:p/>
        </draw:line>
        <draw:line draw:style-name="gr477" draw:text-style-name="P27" draw:layer="layout" svg:x1="20.363cm" svg:y1="13.77cm" svg:x2="18.544cm" svg:y2="13.77cm">
          <text:p/>
        </draw:line>
        <draw:line draw:style-name="gr478" draw:text-style-name="P27" draw:layer="layout" svg:x1="18.547cm" svg:y1="12.936cm" svg:x2="18.545cm" svg:y2="13.77cm">
          <text:p/>
        </draw:line>
        <draw:custom-shape draw:style-name="gr479"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27" draw:layer="layout" svg:x1="20.481cm" svg:y1="7.804cm" svg:x2="20.481cm" svg:y2="7.349cm">
          <text:p/>
        </draw:line>
        <draw:line draw:style-name="gr481" draw:text-style-name="P27" draw:layer="layout" svg:x1="20.681cm" svg:y1="6.846cm" svg:x2="21.038cm" svg:y2="6.846cm">
          <text:p/>
        </draw:line>
        <draw:line draw:style-name="gr482" draw:text-style-name="P27" draw:layer="layout" svg:x1="19.686cm" svg:y1="6.489cm" svg:x2="20.25cm" svg:y2="6.489cm">
          <text:p/>
        </draw:line>
        <draw:line draw:style-name="gr483" draw:text-style-name="P27" draw:layer="layout" svg:x1="19.696cm" svg:y1="7.165cm" svg:x2="20.26cm" svg:y2="7.165cm">
          <text:p/>
        </draw:line>
        <draw:frame draw:style-name="gr484" draw:text-style-name="P40" draw:layer="layout" svg:width="1.425cm" svg:height="0.758cm" svg:x="18.397cm" svg:y="6.785cm">
          <draw:text-box>
            <text:p text:style-name="P39"><text:span text:style-name="T27">True</text:span></text:p>
          </draw:text-box>
        </draw:frame>
        <draw:frame draw:style-name="gr485" draw:text-style-name="P40" draw:layer="layout" svg:width="1.539cm" svg:height="0.758cm" svg:x="18.341cm" svg:y="6.086cm">
          <draw:text-box>
            <text:p text:style-name="P39"><text:span text:style-name="T27">False</text:span></text:p>
          </draw:text-box>
        </draw:frame>
        <draw:frame draw:style-name="gr486" draw:text-style-name="P40" draw:layer="layout" svg:width="1.425cm" svg:height="0.758cm" svg:x="19.737cm" svg:y="7.794cm">
          <draw:text-box>
            <text:p text:style-name="P39"><text:span text:style-name="T27">cond</text:span></text:p>
          </draw:text-box>
        </draw:frame>
        <draw:frame draw:style-name="gr487" draw:text-style-name="P40" draw:layer="layout" svg:width="1.349cm" svg:height="0.758cm" svg:x="20.177cm" svg:y="14.746cm">
          <draw:text-box>
            <text:p text:style-name="P39"><text:span text:style-name="T27">CLR</text:span></text:p>
          </draw:text-box>
        </draw:frame>
        <draw:line draw:style-name="gr488" draw:text-style-name="P27" draw:layer="layout" svg:x1="20.821cm" svg:y1="15.386cm" svg:x2="20.821cm" svg:y2="15.915cm">
          <text:p/>
        </draw:line>
        <draw:g>
          <draw:rect draw:style-name="gr489" draw:text-style-name="P27" draw:layer="layout" svg:width="0.5cm" svg:height="0.5cm" svg:x="20.073cm" svg:y="15.697cm">
            <text:p/>
          </draw:rect>
          <draw:frame draw:style-name="gr490" draw:text-style-name="P40" draw:layer="layout" svg:width="2.437cm" svg:height="0.758cm" svg:x="17.722cm" svg:y="15.548cm">
            <draw:text-box>
              <text:p text:style-name="P39"><text:span text:style-name="T27">reset</text:span></text:p>
            </draw:text-box>
          </draw:frame>
        </draw:g>
        <draw:line draw:style-name="gr491" draw:text-style-name="P27" draw:layer="layout" svg:x1="20.573cm" svg:y1="15.912cm" svg:x2="20.821cm" svg:y2="15.916cm">
          <text:p/>
        </draw:line>
        <draw:custom-shape draw:name="Flèche droite 8" draw:style-name="gr492"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3"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7" draw:text-style-name="P31" draw:layer="layout" svg:width="0.815cm" svg:height="0.882cm" svg:x="26.442cm" svg:y="26.635cm">
          <draw:text-box>
            <text:p text:style-name="P28"><text:span text:style-name="T18">a</text:span></text:p>
          </draw:text-box>
        </draw:frame>
        <draw:frame draw:style-name="gr347"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2"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0"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2" draw:text-style-name="P3" draw:layer="layout" svg:x1="30.143cm" svg:y1="28.861cm" svg:x2="25.547cm" svg:y2="28.862cm">
          <text:p/>
        </draw:line>
        <draw:line draw:style-name="gr392"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20.889cm" svg:y1="28.063cm" svg:x2="22.133cm" svg:y2="28.063cm">
          <text:p/>
        </draw:line>
        <draw:custom-shape draw:name="Flèche droite 8" draw:style-name="gr494"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2"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2" draw:text-style-name="P3" draw:layer="layout" svg:x1="3.089cm" svg:y1="30.247cm" svg:x2="3.088cm" svg:y2="24.279cm">
          <text:p/>
        </draw:line>
        <draw:line draw:style-name="gr392" draw:text-style-name="P3" draw:layer="layout" svg:x1="4.207cm" svg:y1="26.241cm" svg:x2="4.207cm" svg:y2="27.044cm">
          <text:p/>
        </draw:line>
        <draw:frame draw:style-name="gr347" draw:text-style-name="P31" draw:layer="layout" svg:width="0.815cm" svg:height="0.882cm" svg:x="3.832cm" svg:y="25.359cm">
          <draw:text-box>
            <text:p text:style-name="P28"><text:span text:style-name="T18">a</text:span></text:p>
          </draw:text-box>
        </draw:frame>
        <draw:frame draw:style-name="gr347" draw:text-style-name="P31" draw:layer="layout" svg:width="0.815cm" svg:height="0.882cm" svg:x="4.433cm" svg:y="25.359cm">
          <draw:text-box>
            <text:p text:style-name="P28"><text:span text:style-name="T18">b</text:span></text:p>
          </draw:text-box>
        </draw:frame>
        <draw:frame draw:style-name="gr350"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3"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5"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6" draw:text-style-name="P3" draw:layer="layout" svg:x1="13.261cm" svg:y1="51.082cm" svg:x2="14.261cm" svg:y2="51.082cm">
          <text:p/>
        </draw:line>
        <draw:line draw:style-name="gr496" draw:text-style-name="P3" draw:layer="layout" svg:x1="14.261cm" svg:y1="57.332cm" svg:x2="14.251cm" svg:y2="51.066cm">
          <text:p/>
        </draw:line>
        <draw:line draw:style-name="gr497" draw:text-style-name="P3" draw:layer="layout" svg:x1="14.261cm" svg:y1="51.082cm" svg:x2="15.261cm" svg:y2="51.082cm">
          <text:p/>
        </draw:line>
        <draw:line draw:style-name="gr496" draw:text-style-name="P3" draw:layer="layout" svg:x1="13.241cm" svg:y1="53.082cm" svg:x2="14.241cm" svg:y2="53.082cm">
          <text:p/>
        </draw:line>
        <draw:line draw:style-name="gr497" draw:text-style-name="P3" draw:layer="layout" svg:x1="14.241cm" svg:y1="53.082cm" svg:x2="15.241cm" svg:y2="53.082cm">
          <text:p/>
        </draw:line>
        <draw:line draw:style-name="gr497" draw:text-style-name="P3" draw:layer="layout" svg:x1="14.221cm" svg:y1="55.082cm" svg:x2="15.221cm" svg:y2="55.082cm">
          <text:p/>
        </draw:line>
        <draw:line draw:style-name="gr498" draw:text-style-name="P3" draw:layer="layout" svg:x1="21.367cm" svg:y1="56.846cm" svg:x2="21.367cm" svg:y2="51.03cm">
          <text:p/>
        </draw:line>
        <draw:line draw:style-name="gr499" draw:text-style-name="P55" draw:layer="layout" svg:x1="21.377cm" svg:y1="51.046cm" svg:x2="22.377cm" svg:y2="51.046cm">
          <text:p/>
        </draw:line>
        <draw:line draw:style-name="gr498" draw:text-style-name="P3" draw:layer="layout" svg:x1="19.257cm" svg:y1="55.046cm" svg:x2="21.337cm" svg:y2="55.046cm">
          <text:p/>
        </draw:line>
        <draw:line draw:style-name="gr499" draw:text-style-name="P3" draw:layer="layout" svg:x1="21.357cm" svg:y1="53.046cm" svg:x2="22.357cm" svg:y2="53.046cm">
          <text:p/>
        </draw:line>
        <draw:line draw:style-name="gr499" draw:text-style-name="P3" draw:layer="layout" svg:x1="21.337cm" svg:y1="55.046cm" svg:x2="22.337cm" svg:y2="55.046cm">
          <text:p/>
        </draw:line>
        <draw:line draw:style-name="gr499" draw:text-style-name="P3" draw:layer="layout" svg:x1="21.377cm" svg:y1="56.846cm" svg:x2="22.317cm" svg:y2="56.846cm">
          <text:p/>
        </draw:line>
        <draw:line draw:style-name="gr496" draw:text-style-name="P3" draw:layer="layout" svg:x1="14.261cm" svg:y1="57.332cm" svg:x2="22.317cm" svg:y2="57.349cm">
          <text:p/>
        </draw:line>
        <draw:frame draw:style-name="gr500" draw:text-style-name="P56" draw:layer="layout" svg:width="1.874cm" svg:height="0.963cm" svg:x="13.231cm" svg:y="50.119cm">
          <draw:text-box>
            <text:p><text:span text:style-name="T64">AXI4</text:span></text:p>
          </draw:text-box>
        </draw:frame>
        <draw:frame draw:style-name="gr501" draw:text-style-name="P57" draw:layer="layout" svg:width="2.123cm" svg:height="0.963cm" svg:x="19.271cm" svg:y="54.083cm">
          <draw:text-box>
            <text:p><text:span text:style-name="T65">APB3</text:span></text:p>
          </draw:text-box>
        </draw:frame>
        <draw:frame draw:style-name="gr502"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3" draw:layer="layout" svg:width="17.389cm" svg:height="8.568cm" svg:x="4.622cm" svg:y="34.186cm">
          <draw:image xlink:href="Pictures/2000039E00003C1900001D9DC69941D7.svm" xlink:type="simple" xlink:show="embed" xlink:actuate="onLoad">
            <text:p/>
          </draw:image>
        </draw:frame>
        <draw:frame draw:style-name="gr504"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5" draw:text-style-name="P3" draw:layer="layout" svg:x1="8cm" svg:y1="53.07cm" svg:x2="9.25cm" svg:y2="53.07cm">
          <text:p/>
        </draw:line>
        <draw:line draw:style-name="gr505" draw:text-style-name="P3" draw:layer="layout" svg:x1="25.45cm" svg:y1="51.101cm" svg:x2="26.772cm" svg:y2="51.101cm">
          <text:p/>
        </draw:line>
        <draw:line draw:style-name="gr505" draw:text-style-name="P3" draw:layer="layout" svg:x1="25.388cm" svg:y1="55.137cm" svg:x2="26.71cm" svg:y2="55.137cm">
          <text:p/>
        </draw:line>
        <draw:line draw:style-name="gr506" draw:text-style-name="P3" draw:layer="layout" svg:x1="25.369cm" svg:y1="57.105cm" svg:x2="26.691cm" svg:y2="57.105cm">
          <text:p/>
        </draw:line>
        <draw:line draw:style-name="gr505" draw:text-style-name="P3" draw:layer="layout" svg:x1="19.25cm" svg:y1="51.07cm" svg:x2="20.5cm" svg:y2="51.07cm">
          <text:p/>
        </draw:line>
        <draw:connector draw:style-name="gr507" draw:text-style-name="P27" draw:layer="layout" svg:x1="19.956cm" svg:y1="9.229cm" svg:x2="22.244cm" svg:y2="9.221cm" draw:start-shape="id173" draw:start-glue-point="1" svg:d="M19956 9229h1414v-8h874">
          <text:p/>
        </draw:connector>
      </draw:page>
      <draw:page draw:name="page19" draw:style-name="dp1" draw:master-page-name="Standard">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08"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27" draw:layer="layout" svg:x1="13.536cm" svg:y1="3.932cm" svg:x2="13.536cm" svg:y2="3.477cm">
          <text:p/>
        </draw:line>
        <draw:line draw:style-name="gr510" draw:text-style-name="P27" draw:layer="layout" svg:x1="12.741cm" svg:y1="2.617cm" svg:x2="13.305cm" svg:y2="2.617cm">
          <text:p/>
        </draw:line>
        <draw:line draw:style-name="gr511" draw:text-style-name="P27" draw:layer="layout" svg:x1="12.751cm" svg:y1="3.293cm" svg:x2="13.315cm" svg:y2="3.293cm">
          <text:p/>
        </draw:line>
        <draw:frame draw:style-name="gr512" draw:text-style-name="P40" draw:layer="layout" svg:width="0.739cm" svg:height="0.758cm" svg:x="12.166cm" svg:y="2.913cm">
          <draw:text-box>
            <text:p text:style-name="P39"><text:span text:style-name="T27">b</text:span></text:p>
          </draw:text-box>
        </draw:frame>
        <draw:frame draw:style-name="gr513" draw:text-style-name="P40" draw:layer="layout" svg:width="0.739cm" svg:height="0.758cm" svg:x="12.166cm" svg:y="2.214cm">
          <draw:text-box>
            <text:p text:style-name="P39"><text:span text:style-name="T27">a</text:span></text:p>
          </draw:text-box>
        </draw:frame>
        <draw:frame draw:style-name="gr514"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15" draw:text-style-name="P61" draw:layer="layout" svg:width="0.676cm" svg:height="0.758cm" svg:x="13.16cm" svg:y="2.273cm">
          <draw:text-box>
            <text:p text:style-name="P60"><text:span text:style-name="T73">F</text:span></text:p>
          </draw:text-box>
        </draw:frame>
        <draw:frame draw:style-name="gr516" draw:text-style-name="P61" draw:layer="layout" svg:width="0.676cm" svg:height="0.758cm" svg:x="13.174cm" svg:y="2.924cm">
          <draw:text-box>
            <text:p text:style-name="P60"><text:span text:style-name="T73">T</text:span></text:p>
          </draw:text-box>
        </draw:frame>
        <draw:custom-shape draw:style-name="gr517"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8" draw:text-style-name="P27" draw:layer="layout" svg:x1="13.515cm" svg:y1="7.595cm" svg:x2="13.515cm" svg:y2="7.14cm">
          <text:p/>
        </draw:line>
        <draw:line draw:style-name="gr519" draw:text-style-name="P27" draw:layer="layout" svg:x1="12.72cm" svg:y1="6.28cm" svg:x2="13.284cm" svg:y2="6.28cm">
          <text:p/>
        </draw:line>
        <draw:line draw:style-name="gr520" draw:text-style-name="P27" draw:layer="layout" svg:x1="12.239cm" svg:y1="6.935cm" svg:x2="13.294cm" svg:y2="6.935cm">
          <text:p/>
        </draw:line>
        <draw:frame draw:style-name="gr521" draw:text-style-name="P40" draw:layer="layout" svg:width="0.739cm" svg:height="0.758cm" svg:x="12.145cm" svg:y="5.877cm">
          <draw:text-box>
            <text:p text:style-name="P39"><text:span text:style-name="T27">a</text:span></text:p>
          </draw:text-box>
        </draw:frame>
        <draw:frame draw:style-name="gr522"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23" draw:text-style-name="P61" draw:layer="layout" svg:width="0.676cm" svg:height="0.758cm" svg:x="13.139cm" svg:y="5.936cm">
          <draw:text-box>
            <text:p text:style-name="P60"><text:span text:style-name="T73">F</text:span></text:p>
          </draw:text-box>
        </draw:frame>
        <draw:frame draw:style-name="gr524" draw:text-style-name="P61" draw:layer="layout" svg:width="0.676cm" svg:height="0.758cm" svg:x="13.153cm" svg:y="6.587cm">
          <draw:text-box>
            <text:p text:style-name="P60"><text:span text:style-name="T73">T</text:span></text:p>
          </draw:text-box>
        </draw:frame>
        <draw:custom-shape draw:style-name="gr525"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6" draw:text-style-name="P27" draw:layer="layout" svg:x1="12.039cm" svg:y1="7.888cm" svg:x2="12.039cm" svg:y2="7.433cm">
          <text:p/>
        </draw:line>
        <draw:line draw:style-name="gr527" draw:text-style-name="P27" draw:layer="layout" svg:x1="11.244cm" svg:y1="6.573cm" svg:x2="11.808cm" svg:y2="6.573cm">
          <text:p/>
        </draw:line>
        <draw:line draw:style-name="gr528" draw:text-style-name="P27" draw:layer="layout" svg:x1="11.254cm" svg:y1="7.249cm" svg:x2="11.818cm" svg:y2="7.249cm">
          <text:p/>
        </draw:line>
        <draw:frame draw:style-name="gr529" draw:text-style-name="P40" draw:layer="layout" svg:width="0.714cm" svg:height="0.758cm" svg:x="10.681cm" svg:y="6.869cm">
          <draw:text-box>
            <text:p text:style-name="P39"><text:span text:style-name="T27">c</text:span></text:p>
          </draw:text-box>
        </draw:frame>
        <draw:frame draw:style-name="gr530" draw:text-style-name="P40" draw:layer="layout" svg:width="0.739cm" svg:height="0.758cm" svg:x="10.669cm" svg:y="6.17cm">
          <draw:text-box>
            <text:p text:style-name="P39"><text:span text:style-name="T27">b</text:span></text:p>
          </draw:text-box>
        </draw:frame>
        <draw:frame draw:style-name="gr531" draw:text-style-name="P40" draw:layer="layout" svg:width="1.425cm" svg:height="0.758cm" svg:x="11.295cm" svg:y="7.978cm">
          <draw:text-box>
            <text:p text:style-name="P39"><text:span text:style-name="T27">e</text:span></text:p>
          </draw:text-box>
        </draw:frame>
        <draw:frame draw:style-name="gr532" draw:text-style-name="P61" draw:layer="layout" svg:width="0.676cm" svg:height="0.758cm" svg:x="11.663cm" svg:y="6.229cm">
          <draw:text-box>
            <text:p text:style-name="P60"><text:span text:style-name="T73">F</text:span></text:p>
          </draw:text-box>
        </draw:frame>
        <draw:frame draw:style-name="gr533" draw:text-style-name="P61" draw:layer="layout" svg:width="0.676cm" svg:height="0.758cm" svg:x="11.677cm" svg:y="6.88cm">
          <draw:text-box>
            <text:p text:style-name="P60"><text:span text:style-name="T73">T</text:span></text:p>
          </draw:text-box>
        </draw:frame>
        <draw:frame draw:style-name="gr534" draw:text-style-name="P40" draw:layer="layout" svg:width="0.739cm" svg:height="0.758cm" svg:x="12.167cm" svg:y="2.214cm">
          <draw:text-box>
            <text:p text:style-name="P40">a</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35" draw:text-style-name="P40" draw:layer="layout" svg:width="0.739cm" svg:height="0.758cm" svg:x="19.355cm" svg:y="8.458cm">
          <draw:text-box>
            <text:p text:style-name="P39"><text:span text:style-name="T27">b</text:span></text:p>
          </draw:text-box>
        </draw:frame>
        <draw:frame draw:style-name="gr536"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37"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38"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39"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40"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41"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42"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43" draw:text-style-name="P40" draw:layer="layout" svg:width="0.739cm" svg:height="0.758cm" svg:x="16.566cm" svg:y="10.28cm">
          <draw:text-box>
            <text:p text:style-name="P39"><text:span text:style-name="T27">b</text:span></text:p>
          </draw:text-box>
        </draw:frame>
        <draw:custom-shape draw:style-name="gr544"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45" draw:text-style-name="P27" draw:layer="layout" svg:x1="12.094cm" svg:y1="12.043cm" svg:x2="12.094cm" svg:y2="11.588cm">
          <text:p/>
        </draw:line>
        <draw:line draw:style-name="gr546" draw:text-style-name="P27" draw:layer="layout" svg:x1="11.299cm" svg:y1="10.728cm" svg:x2="11.863cm" svg:y2="10.728cm">
          <text:p/>
        </draw:line>
        <draw:line draw:style-name="gr547" draw:text-style-name="P27" draw:layer="layout" svg:x1="11.309cm" svg:y1="11.404cm" svg:x2="11.873cm" svg:y2="11.404cm">
          <text:p/>
        </draw:line>
        <draw:frame draw:style-name="gr548" draw:text-style-name="P40" draw:layer="layout" svg:width="0.739cm" svg:height="0.758cm" svg:x="10.724cm" svg:y="11.024cm">
          <draw:text-box>
            <text:p text:style-name="P39"><text:span text:style-name="T27">b</text:span></text:p>
          </draw:text-box>
        </draw:frame>
        <draw:frame draw:style-name="gr549" draw:text-style-name="P40" draw:layer="layout" svg:width="0.739cm" svg:height="0.758cm" svg:x="10.724cm" svg:y="10.325cm">
          <draw:text-box>
            <text:p text:style-name="P39"><text:span text:style-name="T27">a</text:span></text:p>
          </draw:text-box>
        </draw:frame>
        <draw:frame draw:style-name="gr550" draw:text-style-name="P40" draw:layer="layout" svg:width="1.425cm" svg:height="0.758cm" svg:x="11.392cm" svg:y="11.833cm">
          <draw:text-box>
            <text:p text:style-name="P39"><text:span text:style-name="T27">c</text:span></text:p>
          </draw:text-box>
        </draw:frame>
        <draw:frame draw:style-name="gr551" draw:text-style-name="P61" draw:layer="layout" svg:width="0.676cm" svg:height="0.758cm" svg:x="11.718cm" svg:y="10.384cm">
          <draw:text-box>
            <text:p text:style-name="P60"><text:span text:style-name="T73">F</text:span></text:p>
          </draw:text-box>
        </draw:frame>
        <draw:frame draw:style-name="gr552" draw:text-style-name="P61" draw:layer="layout" svg:width="0.676cm" svg:height="0.758cm" svg:x="11.732cm" svg:y="11.035cm">
          <draw:text-box>
            <text:p text:style-name="P60"><text:span text:style-name="T73">T</text:span></text:p>
          </draw:text-box>
        </draw:frame>
        <draw:line draw:style-name="gr81" draw:text-style-name="P3" draw:layer="layout" svg:x1="12.308cm" svg:y1="11.035cm" svg:x2="12.843cm" svg:y2="11.035cm">
          <text:p/>
        </draw:line>
        <draw:frame draw:style-name="gr553"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92"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54" draw:text-style-name="P40" draw:layer="layout" svg:width="0.739cm" svg:height="0.758cm" svg:x="9.485cm" svg:y="14.236cm">
          <draw:text-box>
            <text:p text:style-name="P39"><text:span text:style-name="T27">a</text:span></text:p>
          </draw:text-box>
        </draw:frame>
        <draw:frame draw:style-name="gr555" draw:text-style-name="P40" draw:layer="layout" svg:width="0.709cm" svg:height="0.758cm" svg:x="11.886cm" svg:y="14.236cm">
          <draw:text-box>
            <text:p text:style-name="P39"><text:span text:style-name="T27">x</text:span></text:p>
          </draw:text-box>
        </draw:frame>
        <draw:custom-shape draw:style-name="gr556"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57" draw:text-style-name="P27" draw:layer="layout" svg:x1="19.908cm" svg:y1="17.34cm" svg:x2="19.908cm" svg:y2="16.618cm">
          <text:p/>
        </draw:line>
        <draw:line draw:style-name="gr558" draw:text-style-name="P27" draw:layer="layout" svg:x1="19.121cm" svg:y1="14.185cm" svg:x2="19.685cm" svg:y2="14.185cm">
          <text:p/>
        </draw:line>
        <draw:line draw:style-name="gr559" draw:text-style-name="P27" draw:layer="layout" svg:x1="19.131cm" svg:y1="14.861cm" svg:x2="19.695cm" svg:y2="14.861cm">
          <text:p/>
        </draw:line>
        <draw:frame draw:style-name="gr560" draw:text-style-name="P40" draw:layer="layout" svg:width="0.739cm" svg:height="0.758cm" svg:x="18.546cm" svg:y="14.481cm">
          <draw:text-box>
            <text:p text:style-name="P39"><text:span text:style-name="T27">b</text:span></text:p>
          </draw:text-box>
        </draw:frame>
        <draw:frame draw:style-name="gr561" draw:text-style-name="P40" draw:layer="layout" svg:width="0.739cm" svg:height="0.758cm" svg:x="18.546cm" svg:y="13.782cm">
          <draw:text-box>
            <text:p text:style-name="P39"><text:span text:style-name="T27">a</text:span></text:p>
          </draw:text-box>
        </draw:frame>
        <draw:frame draw:style-name="gr562" draw:text-style-name="P40" draw:layer="layout" svg:width="1.425cm" svg:height="0.758cm" svg:x="19.206cm" svg:y="17.163cm">
          <draw:text-box>
            <text:p text:style-name="P39"><text:span text:style-name="T27">sel</text:span></text:p>
          </draw:text-box>
        </draw:frame>
        <draw:frame draw:style-name="gr563" draw:text-style-name="P61" draw:layer="layout" svg:width="0.659cm" svg:height="0.758cm" svg:x="19.548cm" svg:y="13.841cm">
          <draw:text-box>
            <text:p text:style-name="P60"><text:span text:style-name="T73">0</text:span></text:p>
          </draw:text-box>
        </draw:frame>
        <draw:frame draw:style-name="gr564" draw:text-style-name="P61" draw:layer="layout" svg:width="0.659cm" svg:height="0.758cm" svg:x="19.562cm" svg:y="14.492cm">
          <draw:text-box>
            <text:p text:style-name="P60"><text:span text:style-name="T73">1</text:span></text:p>
          </draw:text-box>
        </draw:frame>
        <draw:line draw:style-name="gr81" draw:text-style-name="P3" draw:layer="layout" svg:x1="20.13cm" svg:y1="15.192cm" svg:x2="20.665cm" svg:y2="15.192cm">
          <text:p/>
        </draw:line>
        <draw:frame draw:style-name="gr565" draw:text-style-name="P40" draw:layer="layout" svg:width="0.709cm" svg:height="0.758cm" svg:x="20.471cm" svg:y="14.819cm">
          <draw:text-box>
            <text:p text:style-name="P39"><text:span text:style-name="T27">x</text:span></text:p>
          </draw:text-box>
        </draw:frame>
        <draw:line draw:style-name="gr566" draw:text-style-name="P27" draw:layer="layout" svg:x1="19.131cm" svg:y1="15.575cm" svg:x2="19.695cm" svg:y2="15.575cm">
          <text:p/>
        </draw:line>
        <draw:line draw:style-name="gr567" draw:text-style-name="P27" draw:layer="layout" svg:x1="19.141cm" svg:y1="16.251cm" svg:x2="19.705cm" svg:y2="16.251cm">
          <text:p/>
        </draw:line>
        <draw:frame draw:style-name="gr568" draw:text-style-name="P40" draw:layer="layout" svg:width="0.739cm" svg:height="0.758cm" svg:x="18.556cm" svg:y="15.871cm">
          <draw:text-box>
            <text:p text:style-name="P39"><text:span text:style-name="T27">d</text:span></text:p>
          </draw:text-box>
        </draw:frame>
        <draw:frame draw:style-name="gr569" draw:text-style-name="P40" draw:layer="layout" svg:width="0.714cm" svg:height="0.758cm" svg:x="18.568cm" svg:y="15.172cm">
          <draw:text-box>
            <text:p text:style-name="P39"><text:span text:style-name="T27">c</text:span></text:p>
          </draw:text-box>
        </draw:frame>
        <draw:frame draw:style-name="gr570" draw:text-style-name="P61" draw:layer="layout" svg:width="0.659cm" svg:height="0.758cm" svg:x="19.563cm" svg:y="15.192cm">
          <draw:text-box>
            <text:p text:style-name="P60"><text:span text:style-name="T73">2</text:span></text:p>
          </draw:text-box>
        </draw:frame>
        <draw:frame draw:style-name="gr571" draw:text-style-name="P61" draw:layer="layout" svg:width="0.659cm" svg:height="0.758cm" svg:x="19.564cm" svg:y="15.892cm">
          <draw:text-box>
            <text:p text:style-name="P60"><text:span text:style-name="T73">3</text:span></text:p>
          </draw:text-box>
        </draw:frame>
        <draw:line draw:style-name="gr572" draw:text-style-name="P27" draw:layer="layout" svg:x1="19.735cm" svg:y1="17.163cm" svg:x2="20.108cm" svg:y2="16.953cm">
          <text:p/>
        </draw:line>
        <draw:frame draw:style-name="gr573"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1.066cm" svg:y="18.186cm">
          <text:p text:style-name="P1"><text:span text:style-name="T1">Pwm</text:span></text:p>
        </draw:rect>
        <draw:rect draw:style-name="gr2" draw:text-style-name="P3" draw:layer="layout" svg:width="4.075cm" svg:height="1.814cm" svg:x="11.066cm" svg:y="18.921cm">
          <text:p/>
        </draw:rect>
        <draw:g>
          <draw:rect draw:style-name="gr3" draw:text-style-name="P3" draw:layer="layout" svg:width="0.5cm" svg:height="0.5cm" svg:x="14.841cm" svg:y="19.253cm">
            <text:p/>
          </draw:rect>
          <draw:frame draw:style-name="gr4" draw:text-style-name="P5" draw:layer="layout" svg:width="2.246cm" svg:height="0.725cm" svg:x="12.681cm" svg:y="19.121cm">
            <draw:text-box>
              <text:p text:style-name="P4"><text:span text:style-name="T3">pwm</text:span></text:p>
            </draw:text-box>
          </draw:frame>
        </draw:g>
        <draw:g>
          <draw:rect draw:style-name="gr3" draw:text-style-name="P3" draw:layer="layout" svg:width="0.5cm" svg:height="0.5cm" svg:x="10.807cm" svg:y="19.254cm">
            <text:p/>
          </draw:rect>
          <draw:frame draw:style-name="gr5" draw:text-style-name="P5" draw:layer="layout" svg:width="2.471cm" svg:height="0.725cm" svg:x="11.307cm" svg:y="19.122cm">
            <draw:text-box>
              <text:p text:style-name="P4"><text:span text:style-name="T3">enable</text:span></text:p>
            </draw:text-box>
          </draw:frame>
        </draw:g>
        <draw:g>
          <draw:rect draw:style-name="gr3" draw:text-style-name="P3" draw:layer="layout" svg:width="0.5cm" svg:height="0.5cm" svg:x="10.794cm" svg:y="19.955cm">
            <text:p/>
          </draw:rect>
          <draw:frame draw:style-name="gr5" draw:text-style-name="P5" draw:layer="layout" svg:width="2.471cm" svg:height="0.725cm" svg:x="11.294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74" draw:text-style-name="P40" draw:layer="layout" svg:width="0.735cm" svg:height="0.758cm" svg:x="21.745cm" svg:y="20.997cm">
          <draw:text-box>
            <text:p text:style-name="P39"><text:span text:style-name="T27">g</text:span></text:p>
          </draw:text-box>
        </draw:frame>
        <draw:frame draw:style-name="gr575" draw:text-style-name="P40" draw:layer="layout" svg:width="0.642cm" svg:height="0.758cm" svg:x="21.791cm" svg:y="20.298cm">
          <draw:text-box>
            <text:p text:style-name="P39"><text:span text:style-name="T27">r</text:span></text:p>
          </draw:text-box>
        </draw:frame>
        <draw:frame draw:style-name="gr576"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77" draw:layer="layout" svg:width="1.878cm" svg:height="0.963cm" svg:x="20.013cm" svg:y="21.697cm">
          <draw:text-box>
            <text:p>RGB</text:p>
          </draw:text-box>
        </draw:frame>
        <draw:frame draw:style-name="gr578" draw:text-style-name="P40" draw:layer="layout" svg:width="1.179cm" svg:height="0.758cm" svg:x="25.056cm" svg:y="21.237cm">
          <draw:text-box>
            <text:p text:style-name="P39"><text:span text:style-name="T27">rwn</text:span></text:p>
          </draw:text-box>
        </draw:frame>
        <draw:frame draw:style-name="gr579" draw:text-style-name="P40" draw:layer="layout" svg:width="1.78cm" svg:height="0.758cm" svg:x="24.757cm" svg:y="20.538cm">
          <draw:text-box>
            <text:p text:style-name="P39"><text:span text:style-name="T27">enable</text:span></text:p>
          </draw:text-box>
        </draw:frame>
        <draw:frame draw:style-name="gr580"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77" draw:layer="layout" svg:width="3.948cm" svg:height="0.963cm" svg:x="23.71cm" svg:y="24.094cm">
          <draw:text-box>
            <text:p>MemoryPort</text:p>
          </draw:text-box>
        </draw:frame>
        <draw:frame draw:style-name="gr581" draw:text-style-name="P40" draw:layer="layout" svg:width="2.25cm" svg:height="0.758cm" svg:x="24.524cm" svg:y="23.337cm">
          <draw:text-box>
            <text:p text:style-name="P39"><text:span text:style-name="T27">readData</text:span></text:p>
          </draw:text-box>
        </draw:frame>
        <draw:frame draw:style-name="gr582" draw:text-style-name="P40" draw:layer="layout" svg:width="2.288cm" svg:height="0.758cm" svg:x="24.506cm" svg:y="22.638cm">
          <draw:text-box>
            <text:p text:style-name="P39"><text:span text:style-name="T27">writeData</text:span></text:p>
          </draw:text-box>
        </draw:frame>
        <draw:frame draw:style-name="gr583" draw:text-style-name="P40" draw:layer="layout" svg:width="0.735cm" svg:height="0.758cm" svg:x="17.808cm" svg:y="26.574cm">
          <draw:text-box>
            <text:p text:style-name="P39"><text:span text:style-name="T27">g</text:span></text:p>
          </draw:text-box>
        </draw:frame>
        <draw:frame draw:style-name="gr584" draw:text-style-name="P40" draw:layer="layout" svg:width="0.642cm" svg:height="0.758cm" svg:x="17.854cm" svg:y="25.875cm">
          <draw:text-box>
            <text:p text:style-name="P39"><text:span text:style-name="T27">r</text:span></text:p>
          </draw:text-box>
        </draw:frame>
        <draw:frame draw:style-name="gr585"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577" draw:layer="layout" svg:width="3.258cm" svg:height="0.963cm" svg:x="16.818cm" svg:y="28.023cm">
          <draw:text-box>
            <text:p>src : RGB</text:p>
          </draw:text-box>
        </draw:frame>
        <draw:frame draw:style-name="gr586" draw:text-style-name="P40" draw:layer="layout" svg:width="0.735cm" svg:height="0.758cm" svg:x="22.52cm" svg:y="26.584cm">
          <draw:text-box>
            <text:p text:style-name="P39"><text:span text:style-name="T27">g</text:span></text:p>
          </draw:text-box>
        </draw:frame>
        <draw:frame draw:style-name="gr587" draw:text-style-name="P40" draw:layer="layout" svg:width="0.642cm" svg:height="0.758cm" svg:x="22.566cm" svg:y="25.885cm">
          <draw:text-box>
            <text:p text:style-name="P39"><text:span text:style-name="T27">r</text:span></text:p>
          </draw:text-box>
        </draw:frame>
        <draw:frame draw:style-name="gr588"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577"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3" draw:layer="layout" svg:width="2.83cm" svg:height="0.735cm" svg:x="12.574cm" svg:y="34.205cm">
          <text:p text:style-name="P62"><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589"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590"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3" draw:layer="layout" svg:width="2.83cm" svg:height="0.735cm" svg:x="11.721cm" svg:y="29.104cm">
          <text:p text:style-name="P62"><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590"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591" draw:text-style-name="P65" draw:layer="layout" svg:width="0.777cm" svg:height="0.818cm" svg:x="15.196cm" svg:y="-5.321cm">
          <draw:text-box>
            <text:p text:style-name="P64"><text:span text:style-name="T74">x</text:span></text:p>
          </draw:text-box>
        </draw:frame>
        <draw:frame draw:style-name="gr592" draw:text-style-name="P65" draw:layer="layout" svg:width="0.777cm" svg:height="0.818cm" svg:x="15.175cm" svg:y="-10.79cm">
          <draw:text-box>
            <text:p text:style-name="P64"><text:span text:style-name="T74">x</text:span></text:p>
          </draw:text-box>
        </draw:frame>
        <draw:frame draw:style-name="gr593" draw:text-style-name="P65" draw:layer="layout" svg:width="0.777cm" svg:height="0.818cm" svg:x="20.643cm" svg:y="-8.653cm">
          <draw:text-box>
            <text:p text:style-name="P64"><text:span text:style-name="T74">x</text:span></text:p>
          </draw:text-box>
        </draw:frame>
        <draw:frame draw:style-name="gr594" draw:text-style-name="P65" draw:layer="layout" svg:width="0.777cm" svg:height="0.818cm" svg:x="20.729cm" svg:y="-4.353cm">
          <draw:text-box>
            <text:p text:style-name="P64"><text:span text:style-name="T74">x</text:span></text:p>
          </draw:text-box>
        </draw:frame>
        <draw:frame draw:style-name="gr595" draw:text-style-name="P65" draw:layer="layout" svg:width="0.777cm" svg:height="0.818cm" svg:x="15.137cm" svg:y="1.866cm">
          <draw:text-box>
            <text:p text:style-name="P64"><text:span text:style-name="T74">x</text:span></text:p>
          </draw:text-box>
        </draw:frame>
        <draw:frame draw:style-name="gr596" draw:text-style-name="P65" draw:layer="layout" svg:width="0.777cm" svg:height="0.818cm" svg:x="15.121cm" svg:y="5.566cm">
          <draw:text-box>
            <text:p text:style-name="P64"><text:span text:style-name="T74">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597" draw:text-style-name="P65" draw:layer="layout" svg:width="0.777cm" svg:height="0.818cm" svg:x="13.935cm" svg:y="41.524cm">
          <draw:text-box>
            <text:p text:style-name="P64"><text:span text:style-name="T74">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598" draw:text-style-name="P40" draw:layer="layout" svg:width="0.709cm" svg:height="0.758cm" svg:x="19.469cm" svg:y="42.228cm">
          <draw:text-box>
            <text:p text:style-name="P39"><text:span text:style-name="T27">y</text:span></text:p>
          </draw:text-box>
        </draw:frame>
        <draw:frame draw:style-name="gr599" draw:text-style-name="P65" draw:layer="layout" svg:width="3cm" svg:height="0.818cm" svg:x="12.828cm" svg:y="40.706cm">
          <draw:text-box>
            <text:p text:style-name="P64"><text:span text:style-name="T74">something</text:span></text:p>
          </draw:text-box>
        </draw:frame>
        <draw:frame draw:style-name="gr600" draw:text-style-name="P65" draw:layer="layout" svg:width="2.314cm" svg:height="0.818cm" svg:x="17.523cm" svg:y="40.684cm">
          <draw:text-box>
            <text:p text:style-name="P64"><text:span text:style-name="T74">another</text:span></text:p>
          </draw:text-box>
        </draw:frame>
        <draw:line draw:style-name="gr81" draw:text-style-name="P3" draw:layer="layout" svg:x1="14.842cm" svg:y1="42.615cm" svg:x2="18.161cm" svg:y2="42.6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3DT23H2M59S</meta:editing-duration>
    <meta:editing-cycles>185</meta:editing-cycles>
    <meta:generator>OpenOffice/4.1.2$Win32 OpenOffice.org_project/412m3$Build-9782</meta:generator>
    <dc:date>2018-01-09T11:52:51.93</dc:date>
    <meta:print-date>2016-11-03T23:49:24.86</meta:print-date>
    <meta:document-statistic meta:object-count="5677"/>
  </office:meta>
</office:document-meta>
</file>